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1dc869" officeooo:paragraph-rsid="001dc869"/>
    </style:style>
    <style:style style:name="P2" style:family="paragraph" style:parent-style-name="Standard">
      <style:text-properties style:font-name="Liberation Serif" fo:font-size="12pt" officeooo:rsid="001dc869" officeooo:paragraph-rsid="001dc869" style:font-size-asian="12pt" style:font-size-complex="12pt"/>
    </style:style>
    <style:style style:name="T1" style:family="text">
      <style:text-properties fo:font-variant="normal" fo:text-transform="none" style:font-name="Liberation Serif" fo:font-size="15pt" fo:letter-spacing="normal" fo:font-style="normal" fo:font-weight="normal" loext:padding="0cm" loext:border="none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letter-spacing="normal" fo:font-style="normal" fo:font-weight="normal" loext:padding="0cm" loext:border="none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hier des charges du site web de présentation du métier de développeur WEB</text:p>
      <text:p text:style-name="Standard"/>
      <text:p text:style-name="Standard">1. Introduction</text:p>
      <text:p text:style-name="Standard"/>
      <text:p text:style-name="Standard">Le présent cahier des charges décrit les exigences et les spécifications pour le développement d'un site web de présentation du métier de développeur WEB. Le site web vise à fournir des informations essentielles sur les technologies web telles que HTML, CSS, JavaScript, et les API, ainsi que des informations sur le métier de développeur web.</text:p>
      <text:p text:style-name="Standard"/>
      <text:p text:style-name="Standard">2. Objectifs du projet</text:p>
      <text:p text:style-name="Standard"/>
      <text:p text:style-name="Standard">Le site web de présentation du métier de développeur WEB a pour objectifs principaux :</text:p>
      <text:p text:style-name="Standard"/>
      <text:p text:style-name="Standard">- Informer les visiteurs sur les compétences essentielles requises pour devenir un développeur web.</text:p>
      <text:p text:style-name="Standard">- Fournir des explications claires et des exemples concrets sur les technologies web telles que HTML, CSS, JavaScript, et les API.</text:p>
      <text:p text:style-name="Standard">- Susciter l'intérêt des visiteurs pour le métier de développeur web.</text:p>
      <text:p text:style-name="Standard">- Faciliter le contact avec les visiteurs via un formulaire de contact (non fonctionnel).</text:p>
      <text:p text:style-name="Standard"/>
      <text:p text:style-name="P1">3. <text:span text:style-name="T2">Contenu</text:span></text:p>
      <text:p text:style-name="P1"><text:span text:style-name="T1"/></text:p>
      <text:p text:style-name="P2"><text:span text:style-name="T3">Le site comprendra les pages suivantes :</text:span></text:p>
      <text:p text:style-name="P2"><text:span text:style-name="T3"/></text:p>
      <text:p text:style-name="P2"><text:span text:style-name="T3">Page d'accueil présentant le site.</text:span></text:p>
      <text:p text:style-name="P2"><text:span text:style-name="T3">Pages dédiées à HTML, CSS, JavaScript et les API avec des explications et des exemples.</text:span></text:p>
      <text:p text:style-name="P2"><text:span text:style-name="T3">Page de contact avec un formulaire (non fonctionnel).</text:span></text:p>
      <text:p text:style-name="P2"><text:span text:style-name="T3"/></text:p>
      <text:p text:style-name="P2"><text:span text:style-name="T3">4. Charte graphique</text:span></text:p>
      <text:p text:style-name="P2"><text:span text:style-name="T3"/></text:p>
      <text:p text:style-name="P2"><text:span text:style-name="T3">La charte graphique reprendra les couleurs de l’ADRAR ( Bleu, Orange, Rouge, Vert )</text:span></text:p>
      <text:p text:style-name="P2"><text:span text:style-name="T3">Une police sans empattements et beaucoup de contraste au niveau des textes pour être lisible par le plus grand nombr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10:49:26.929000000</meta:creation-date>
    <dc:date>2023-09-13T11:13:55.671000000</dc:date>
    <meta:editing-duration>PT24M28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7" meta:word-count="223" meta:character-count="1372" meta:non-whitespace-character-count="1166"/>
  </office:meta>
</office:document-meta>
</file>